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222f" officeooo:paragraph-rsid="002022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0:40:10.416074293</meta:creation-date>
    <dc:date>2024-06-20T23:03:08.544842813</dc:date>
    <meta:editing-duration>PT38S</meta:editing-duration>
    <meta:editing-cycles>2</meta:editing-cycles>
    <meta:generator>LibreOffice/7.3.7.2$Linux_X86_64 LibreOffice_project/30$Build-2</meta:generator>
    <meta:document-statistic meta:table-count="0" meta:image-count="0" meta:object-count="0" meta:page-count="1" meta:paragraph-count="1" meta:word-count="100" meta:character-count="591" meta:non-whitespace-character-count="492"/>
  </office:meta>
</office:document-meta>
</file>